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, sans-serif, goog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93a4" officeooo:paragraph-rsid="004a93a4"/>
    </style:style>
    <style:style style:name="P3" style:family="paragraph" style:parent-style-name="Heading_20_1">
      <style:text-properties officeooo:rsid="004a93a4" officeooo:paragraph-rsid="004a93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Verlagsservices</text:h>
      <text:p text:style-name="P1"/>
      <text:p text:style-name="P2">Die Welt der klassischen Medien ist im Umbruch – gleichwohl haben Bücher, auch wenn die Formen ihrer Verbreitung und Vermarktung sich geändert haben, noch immer ihre Bedeutung. Als ein Netzwerk von Lektoren und Übersetzern bieten wir verschiedene Services an: vom Lektorat, zur Übersetzung bis zur 360° Social Media Kampagne. Den Katalog unserer Leistungen finden Sie h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, sans-serif, goog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3-25T13:37:34.238912150</dc:date>
    <meta:editing-duration>PT1H14M</meta:editing-duration>
    <meta:editing-cycles>12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56" meta:character-count="388" meta:non-whitespace-character-count="333"/>
  </office:meta>
</office:document-meta>
</file>